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3813" officeooo:paragraph-rsid="00033813"/>
    </style:style>
    <style:style style:name="P2" style:family="paragraph" style:parent-style-name="Standard">
      <style:text-properties officeooo:rsid="00033813" officeooo:paragraph-rsid="000852b3"/>
    </style:style>
    <style:style style:name="P3" style:family="paragraph" style:parent-style-name="Standard">
      <style:text-properties officeooo:rsid="00033813" officeooo:paragraph-rsid="000a4a12"/>
    </style:style>
    <style:style style:name="P4" style:family="paragraph" style:parent-style-name="Standard">
      <style:text-properties officeooo:rsid="0004aadf" officeooo:paragraph-rsid="0004aadf"/>
    </style:style>
    <style:style style:name="P5" style:family="paragraph" style:parent-style-name="Standard">
      <style:text-properties officeooo:paragraph-rsid="001055ec"/>
    </style:style>
    <style:style style:name="P6" style:family="paragraph" style:parent-style-name="Standard">
      <style:text-properties officeooo:rsid="00033813" officeooo:paragraph-rsid="00033813"/>
    </style:style>
    <style:style style:name="P7" style:family="paragraph" style:parent-style-name="Standard">
      <style:text-properties officeooo:rsid="00033813" officeooo:paragraph-rsid="0014c86f"/>
    </style:style>
    <style:style style:name="P8" style:family="paragraph" style:parent-style-name="Standard">
      <style:text-properties officeooo:rsid="00033813" officeooo:paragraph-rsid="000852b3"/>
    </style:style>
    <style:style style:name="P9" style:family="paragraph" style:parent-style-name="Standard">
      <style:text-properties officeooo:rsid="00033813" officeooo:paragraph-rsid="000a4a12"/>
    </style:style>
    <style:style style:name="P10" style:family="paragraph" style:parent-style-name="Standard">
      <style:text-properties officeooo:rsid="00146317" officeooo:paragraph-rsid="00146317"/>
    </style:style>
    <style:style style:name="P11" style:family="paragraph" style:parent-style-name="Standard">
      <style:text-properties officeooo:paragraph-rsid="001055ec"/>
    </style:style>
    <style:style style:name="P12" style:family="paragraph" style:parent-style-name="Standard">
      <style:text-properties officeooo:rsid="0002d7c2" officeooo:paragraph-rsid="0014c86f"/>
    </style:style>
    <style:style style:name="P13" style:family="paragraph" style:parent-style-name="Standard">
      <style:text-properties fo:font-weight="bold" officeooo:rsid="0002d7c2" officeooo:paragraph-rsid="0002d7c2" style:font-weight-asian="bold" style:font-weight-complex="bold"/>
    </style:style>
    <style:style style:name="P14" style:family="paragraph" style:parent-style-name="Standard">
      <style:text-properties fo:font-weight="bold" officeooo:rsid="00033813" officeooo:paragraph-rsid="0004aadf" style:font-weight-asian="bold" style:font-weight-complex="bold"/>
    </style:style>
    <style:style style:name="P15" style:family="paragraph" style:parent-style-name="Standard">
      <style:text-properties fo:font-weight="bold" officeooo:rsid="00033813" officeooo:paragraph-rsid="000852b3" style:font-weight-asian="bold" style:font-weight-complex="bold"/>
    </style:style>
    <style:style style:name="P16" style:family="paragraph" style:parent-style-name="Standard">
      <style:text-properties fo:font-weight="bold" officeooo:rsid="00033813" officeooo:paragraph-rsid="00033813" style:font-weight-asian="bold" style:font-weight-complex="bold"/>
    </style:style>
    <style:style style:name="P17" style:family="paragraph" style:parent-style-name="Standard">
      <style:text-properties fo:font-weight="bold" officeooo:rsid="00146317" officeooo:paragraph-rsid="00146317" style:font-weight-asian="bold" style:font-weight-complex="bold"/>
    </style:style>
    <style:style style:name="P18" style:family="paragraph" style:parent-style-name="Standard">
      <style:text-properties fo:font-weight="bold" officeooo:rsid="000b8d21" officeooo:paragraph-rsid="001055ec" style:font-weight-asian="bold" style:font-weight-complex="bold"/>
    </style:style>
    <style:style style:name="P19" style:family="paragraph" style:parent-style-name="Standard">
      <style:text-properties officeooo:rsid="0004aadf" officeooo:paragraph-rsid="0015ba55"/>
    </style:style>
    <style:style style:name="T1" style:family="text">
      <style:text-properties officeooo:rsid="00040958"/>
    </style:style>
    <style:style style:name="T2" style:family="text">
      <style:text-properties officeooo:rsid="0006a470"/>
    </style:style>
    <style:style style:name="T3" style:family="text">
      <style:text-properties officeooo:rsid="00070862"/>
    </style:style>
    <style:style style:name="T4" style:family="text">
      <style:text-properties officeooo:rsid="0007cb30"/>
    </style:style>
    <style:style style:name="T5" style:family="text">
      <style:text-properties officeooo:rsid="000852b3"/>
    </style:style>
    <style:style style:name="T6" style:family="text">
      <style:text-properties officeooo:rsid="0009423d"/>
    </style:style>
    <style:style style:name="T7" style:family="text">
      <style:text-properties officeooo:rsid="000b8d21"/>
    </style:style>
    <style:style style:name="T8" style:family="text">
      <style:text-properties officeooo:rsid="001055ec"/>
    </style:style>
    <style:style style:name="T9" style:family="text">
      <style:text-properties officeooo:rsid="0010d13a"/>
    </style:style>
    <style:style style:name="T10" style:family="text">
      <style:text-properties officeooo:rsid="00118a95"/>
    </style:style>
    <style:style style:name="T11" style:family="text">
      <style:text-properties officeooo:rsid="0014c86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5ba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ask 6:</text:p>
      <text:p text:style-name="P12"><text:tab/>This is not an omission. <text:s/>This owner is a different object than the one that was replaced in the refactoring. <text:s/>This is precisely why refactoring is different than a simple find all and replace. <text:s/>Find all replace would also replace the other owner object in the setter and, If care wasn't used, risks replacing unrelated code that simply has the word owner in it.</text:p>
      <text:p text:style-name="P12"/>
      <text:p text:style-name="P1"><text:span text:style-name="T12">Task 7:</text:span><text:tab/><text:tab/></text:p>
      <text:p text:style-name="P7"><text:tab/>Pushing down would have been a better idea if the other two classes didn't need to access the related methods. <text:s/>However Eclipse made moving it both ways a breeze, especially once I saw the click/unclick cell trick. <text:s/><text:span text:style-name="T1">P</text:span>ulling up can be used to combat the duplicated code design smell. <text:s/>It can do this by pulling up the code which centralizes it in one place and allow<text:span text:style-name="T10">s</text:span> the other functions to access it instead of storing local copies.</text:p>
      <text:p text:style-name="P7"><text:s text:c="2"/></text:p>
      <text:p text:style-name="P1"><text:span text:style-name="T12">Task 8:</text:span><text:tab/><text:tab/></text:p>
      <text:p text:style-name="P19"><text:tab/>Extracting the interface was a completely painless task. <text:s/>Eclipse even went as far as too declare the instances of cell as IOwnable. <text:s/>Using the interface this way is more flexible than declaring it as its base class because an object can inherit more that one interface but only one class in Java. <text:s/>Extracting an interface can be used to combat the message chains design smell. <text:s/>Passing the object directly will allow any <text:span text:style-name="T5">relevant</text:span> data to be extracted with ease. <text:s/>Utili<text:span text:style-name="T2">z</text:span>ing an interface the client can know ho<text:span text:style-name="T2">w</text:span> to <text:span text:style-name="T2">get what it needs without having to understand the objects original class.</text:span> <text:s/><text:span text:style-name="T2">In this operation I extracted the getter and setter for theOwner and IOwnable.java was created. </text:span></text:p>
      <text:p text:style-name="P4"/>
      <text:p text:style-name="P14">Task 9:</text:p>
      <text:p text:style-name="P1"><text:tab/><text:span text:style-name="T3">Extracting the method was quite convenient. <text:s/>I chose the generated method that included the string because it was redundant to pass a variable the method already has access to.</text:span></text:p>
      <text:p text:style-name="P1"/>
      <text:p text:style-name="P1"><text:span text:style-name="T12">Task 10:</text:span><text:tab/></text:p>
      <text:p text:style-name="P2"><text:tab/><text:span text:style-name="T4">Again this refactoring feature is incredibly convenient. <text:s/>With one click I was able to replace all the references in the function with the new variable. <text:s/>Eclipse made it so easy it even named the new variable. <text:s/>Creating a local variable from repeated code can be used to combat the method/class too long design smells. <text:s/>By not having to call the method repeatedly the code can be more concise increasing readability. <text:s/>It is not always OK to do this to a function call. <text:s/>Doing this to a function call can cause undesired functionality in cases where the function call is progressively calculating a value or iterating through some sort of an array or collection.</text:span></text:p>
      <text:p text:style-name="P2"/>
      <text:p text:style-name="P15">Task 11:</text:p>
      <text:p text:style-name="P3"><text:tab/><text:span text:style-name="T6">Changing the method's signature wasn't as one click simple as the other features but it is still rather convenient. <text:s/>Changing the signature would probably be spawned by a change of the methods body so the hands on changes seem natural. <text:s/>Changing a method's signature could be used to combat the too many parameters design smell. <text:s/>Passing a single object could be much simpler then passing a series of parameters. <text:s/>Things are changing in classes other that Cell.java because Cell.java is an abstract class and playAction is an abstract Boolean. <text:s/>Therefore all the classes that extend Cell.java have to define the implementation of the abstract members unless they themselves are also abstract. <text:s/>Since we changed from a void to a Boolean all the subclasses now have to return a Boolean when they implement playAction. <text:s/>The other classes affected besides Cell.java of course being: CardCell, FreeParkingCell, GoCell, GotoJailCell, JailCell, PropertyCell, RailRoadCell. &amp; UtilityCell. <text:s/></text:span></text:p>
      <text:p text:style-name="P3"/>
      <text:p text:style-name="P16">Task 13:</text:p>
      <text:p text:style-name="P1"><text:tab/><text:span text:style-name="T7">I did not make any changes with jDeoderant in project 2.</text:span></text:p>
      <text:p text:style-name="P17"><text:soft-page-break/>Task 14:</text:p>
      <text:p text:style-name="P10"><text:tab/><text:span text:style-name="T11">jDeoderant</text:span> <text:span text:style-name="T11">extracted an </text:span>equation <text:span text:style-name="T13">into a method</text:span> in BuildUpIndex.java<text:span text:style-name="T11">. <text:s/>It also extracted a method in Driver.java for the isSnowOnGround Boolean.</text:span></text:p>
      <text:p text:style-name="P10"/>
      <text:p text:style-name="P18">Task 15:</text:p>
      <text:p text:style-name="P5"><text:span text:style-name="T7"><text:tab/>I learned about a wide variety of refactoring tools for Eclipse. <text:s/>The built in tool I found most helpful was rename. <text:s/>Additionally I installed and learned to operate jDeodorant. <text:s/></text:span></text:p>
      <text:p text:style-name="P5"><text:span text:style-name="T7"><text:tab/>The tools built into eclipse make the refactoring techniques described in combating the<text:line-break/>smells quite routine. <text:s/>These tool make taking the recommended steps against design smells much easier. <text:s/>JDeodorant seems especially powerful.</text:span> </text:p>
      <text:p text:style-name="P5"><text:span text:style-name="T8"><text:tab/>Eclipse's built in refactoring tool's strengths include it's ability to track specific objects. <text:s/>I like how convenient it is. <text:s/>With a couple clicks any number of references can be automatically changed. <text:s/>The only real weakness of the built in tools is that they won't do the work automatically for you like jDeodorant does.</text:span></text:p>
      <text:p text:style-name="P5"><text:tab/><text:span text:style-name="T8">I liked using jDeodorant. <text:s/>It was very overwhelming to try to use to refactor the Monopoly program since it since it was so big. <text:s/>I enjoyed using it on the program that I wrote for project one. <text:s/>I was quickly able to identify an equation that could be extracted into a method and a more elegant solution for a Boolean I was using.</text:span></text:p>
      <text:p text:style-name="P5"><text:tab/><text:span text:style-name="T9">Unit tests are important when doing refactoring since they are a reliable way to determine if the refactoring has affected the functionality involved or caused any other unforeseen changes. <text:s/>With a click of a button I was able to run 44 tests and see if I have done something stupid. <text:s/>This was invaluable and saved me from having to check an incredible amount of code by hand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0:09:06.351000000</meta:creation-date>
    <dc:date>2016-03-04T18:36:11.612000000</dc:date>
    <meta:editing-duration>PT29M23S</meta:editing-duration>
    <meta:editing-cycles>5</meta:editing-cycles>
    <meta:generator>LibreOffice/4.2.6.3$Windows_x86 LibreOffice_project/3fd416d4c6db7d3204c17ce57a1d70f6e531ee21</meta:generator>
    <meta:document-statistic meta:table-count="0" meta:image-count="0" meta:object-count="0" meta:page-count="2" meta:paragraph-count="23" meta:word-count="842" meta:character-count="5026" meta:non-whitespace-character-count="4139"/>
  </office:meta>
</office:document-meta>
</file>